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600000300B9024A5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新細明體" svg:font-family="新細明體" style:font-family-generic="swiss"/>
    <style:font-face style:name="華康標楷體(P)" svg:font-family="華康標楷體(P)" style:font-family-generic="system" style:font-pitch="variable"/>
    <style:font-face style:name="華康魏碑體(P)" svg:font-family="華康魏碑體(P)" style:font-pitch="variable"/>
    <style:font-face style:name="華康魏碑體(P)1" svg:font-family="華康魏碑體(P)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預設_5f_1">
      <style:graphic-properties draw:stroke="none" svg:stroke-width="0.106cm" svg:stroke-color="#ff0000" draw:marker-start-width="0.359cm" draw:marker-end-width="0.359cm" draw:fill="solid" draw:fill-color="#0000ff" draw:textarea-horizontal-align="justify" draw:textarea-vertical-align="middle" draw:auto-grow-height="false" fo:min-height="3.911cm" fo:min-width="6.598cm" fo:padding-top="0.178cm" fo:padding-bottom="0.178cm" fo:padding-left="0.303cm" fo:padding-right="0.303cm" style:writing-mode="lr-tb" loext:decorative="false"/>
      <style:paragraph-properties style:writing-mode="lr-tb"/>
    </style:style>
    <style:style style:name="gr2" style:family="graphic" style:parent-style-name="預設_5f_1">
      <style:graphic-properties draw:stroke="none" svg:stroke-width="0.106cm" svg:stroke-color="#8b0000" draw:marker-start="" draw:marker-start-width="0.359cm" draw:marker-end-width="0.359cm" draw:fill="solid" draw:fill-color="#008000" draw:opacity="96%" draw:textarea-horizontal-align="justify" draw:textarea-vertical-align="middle" draw:auto-grow-height="false" fo:min-height="2.579cm" fo:min-width="6.394cm" fo:padding-top="0.178cm" fo:padding-bottom="0.178cm" fo:padding-left="0.303cm" fo:padding-right="0.303cm" style:writing-mode="lr-tb" loext:decorative="false"/>
      <style:paragraph-properties style:writing-mode="lr-tb"/>
    </style:style>
    <style:style style:name="gr3" style:family="graphic" style:parent-style-name="預設_5f_1">
      <style:graphic-properties draw:stroke="none" svg:stroke-width="0.106cm" svg:stroke-color="#00a933" draw:marker-start-width="0.359cm" draw:marker-end-width="0.359cm" draw:fill="solid" draw:fill-color="#8b0000" draw:textarea-horizontal-align="justify" draw:textarea-vertical-align="middle" draw:auto-grow-height="false" fo:min-height="1.915cm" fo:min-width="5.47cm" fo:padding-top="0.178cm" fo:padding-bottom="0.178cm" fo:padding-left="0.303cm" fo:padding-right="0.303cm" style:writing-mode="lr-tb" loext:decorative="false"/>
      <style:paragraph-properties style:writing-mode="lr-tb"/>
    </style:style>
    <style:style style:name="gr4" style:family="graphic" style:parent-style-name="預設_5f_1">
      <style:graphic-properties draw:stroke="none" svg:stroke-width="0.106cm" svg:stroke-color="#00a933" draw:marker-start-width="0.359cm" draw:marker-end-width="0.359cm" draw:fill="solid" draw:fill-color="#008000" draw:textarea-horizontal-align="justify" draw:textarea-vertical-align="middle" draw:auto-grow-height="false" fo:min-height="1.647cm" fo:min-width="4.393cm" fo:padding-top="0.178cm" fo:padding-bottom="0.178cm" fo:padding-left="0.303cm" fo:padding-right="0.303cm" style:writing-mode="lr-tb" loext:decorative="false"/>
      <style:paragraph-properties style:writing-mode="lr-tb"/>
    </style:style>
    <style:style style:name="gr5" style:family="graphic" style:parent-style-name="預設_5f_1">
      <style:graphic-properties draw:stroke="none" draw:fill="none" draw:textarea-vertical-align="middle" fo:min-height="2.058cm" loext:decorative="false"/>
      <style:paragraph-properties style:writing-mode="lr-tb"/>
    </style:style>
    <style:style style:name="gr6" style:family="graphic" style:parent-style-name="預設_5f_1">
      <style:graphic-properties draw:stroke="none" draw:fill="none" fo:min-height="1.59cm" loext:decorative="false"/>
      <style:paragraph-properties style:writing-mode="lr-tb"/>
    </style:style>
    <style:style style:name="gr7" style:family="graphic" style:parent-style-name="預設_5f_1">
      <style:graphic-properties draw:stroke="none" draw:fill="none" draw:textarea-vertical-align="middle" fo:min-height="2.185cm" loext:decorative="false"/>
      <style:paragraph-properties style:writing-mode="lr-tb"/>
    </style:style>
    <style:style style:name="gr8" style:family="graphic" style:parent-style-name="預設_5f_1">
      <style:graphic-properties draw:stroke="none" draw:fill="none" fo:min-height="1.134cm" loext:decorative="false"/>
      <style:paragraph-properties style:writing-mode="lr-tb"/>
    </style:style>
    <style:style style:name="gr9" style:family="graphic" style:parent-style-name="預設_5f_1">
      <style:graphic-properties draw:stroke="none" draw:fill="none" fo:min-height="2.918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fo:min-height="1.553cm" loext:decorative="false"/>
      <style:paragraph-properties style:writing-mode="lr-tb"/>
    </style:style>
    <style:style style:name="gr11" style:family="graphic" style:parent-style-name="預設_5f_1">
      <style:graphic-properties draw:stroke="none" svg:stroke-width="0.106cm" svg:stroke-color="#ff0000" draw:marker-start-width="0.359cm" draw:marker-end-width="0.359cm" draw:fill="solid" draw:fill-color="#0000ff" draw:textarea-horizontal-align="justify" draw:textarea-vertical-align="middle" draw:auto-grow-height="false" fo:min-height="3.251cm" fo:min-width="4.796cm" fo:padding-top="0.178cm" fo:padding-bottom="0.178cm" fo:padding-left="0.303cm" fo:padding-right="0.303cm" style:writing-mode="lr-tb" loext:decorative="false"/>
      <style:paragraph-properties style:writing-mode="lr-tb"/>
    </style:style>
    <style:style style:name="gr12" style:family="graphic" style:parent-style-name="預設_5f_1">
      <style:graphic-properties draw:stroke="none" svg:stroke-width="0.106cm" svg:stroke-color="#00a933" draw:marker-start-width="0.359cm" draw:marker-end-width="0.359cm" draw:fill="solid" draw:fill-color="#008000" draw:textarea-horizontal-align="justify" draw:textarea-vertical-align="middle" draw:auto-grow-height="false" fo:min-height="1.377cm" fo:min-width="4.643cm" fo:padding-top="0.178cm" fo:padding-bottom="0.178cm" fo:padding-left="0.303cm" fo:padding-right="0.303cm" style:writing-mode="lr-tb" loext:decorative="false"/>
      <style:paragraph-properties style:writing-mode="lr-tb"/>
    </style:style>
    <style:style style:name="gr13" style:family="graphic" style:parent-style-name="預設_5f_1">
      <style:graphic-properties draw:stroke="none" svg:stroke-width="0.106cm" svg:stroke-color="#00a933" draw:marker-start="" draw:marker-start-width="0.359cm" draw:marker-end-width="0.359cm" draw:fill="solid" draw:fill-color="#8b0000" draw:textarea-horizontal-align="justify" draw:textarea-vertical-align="middle" draw:auto-grow-height="false" fo:min-height="1.563cm" fo:min-width="3.95cm" fo:padding-top="0.178cm" fo:padding-bottom="0.178cm" fo:padding-left="0.303cm" fo:padding-right="0.303cm" style:writing-mode="lr-tb" loext:decorative="false"/>
      <style:paragraph-properties style:writing-mode="lr-tb"/>
    </style:style>
    <style:style style:name="gr14" style:family="graphic" style:parent-style-name="預設_5f_1">
      <style:graphic-properties draw:stroke="none" svg:stroke-width="0.106cm" svg:stroke-color="#8b0000" draw:marker-start-width="0.359cm" draw:marker-end-width="0.359cm" draw:fill="solid" draw:fill-color="#008000" draw:textarea-horizontal-align="justify" draw:textarea-vertical-align="middle" draw:auto-grow-height="false" fo:min-height="1.337cm" fo:min-width="3.142cm" fo:padding-top="0.178cm" fo:padding-bottom="0.178cm" fo:padding-left="0.303cm" fo:padding-right="0.303cm" style:writing-mode="lr-tb" loext:decorative="false"/>
      <style:paragraph-properties style:writing-mode="lr-tb"/>
    </style:style>
    <style:style style:name="gr15" style:family="graphic" style:parent-style-name="預設_5f_1">
      <style:graphic-properties draw:stroke="none" draw:fill="none" fo:min-height="1.305cm" loext:decorative="false"/>
      <style:paragraph-properties style:writing-mode="lr-tb"/>
    </style:style>
    <style:style style:name="gr16" style:family="graphic" style:parent-style-name="預設_5f_1">
      <style:graphic-properties draw:stroke="none" draw:fill="none" fo:min-height="1.401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1.274cm" loext:decorative="false"/>
      <style:paragraph-properties style:writing-mode="lr-tb"/>
    </style:style>
    <style:style style:name="gr18" style:family="graphic" style:parent-style-name="預設_5f_1">
      <style:graphic-properties draw:stroke="none" draw:fill="none" fo:min-height="1.206cm" loext:decorative="false"/>
      <style:paragraph-properties style:writing-mode="lr-tb"/>
    </style:style>
    <style:style style:name="gr19" style:family="graphic" style:parent-style-name="預設_5f_1">
      <style:graphic-properties draw:stroke="none" svg:stroke-width="0.106cm" svg:stroke-color="#00a933" draw:marker-start-width="0.359cm" draw:marker-end-width="0.359cm" draw:fill="solid" draw:fill-color="#008000" draw:textarea-horizontal-align="justify" draw:textarea-vertical-align="middle" draw:auto-grow-height="false" fo:min-height="2.124cm" fo:min-width="4.643cm" fo:padding-top="0.178cm" fo:padding-bottom="0.178cm" fo:padding-left="0.303cm" fo:padding-right="0.303cm" style:writing-mode="lr-tb" loext:decorative="false"/>
      <style:paragraph-properties style:writing-mode="lr-tb"/>
    </style:style>
    <style:style style:name="gr20" style:family="graphic" style:parent-style-name="預設_5f_1">
      <style:graphic-properties draw:stroke="none" svg:stroke-width="0.106cm" svg:stroke-color="#00a933" draw:marker-start-width="0.359cm" draw:marker-end-width="0.359cm" draw:fill="solid" draw:fill-color="#8b0000" draw:textarea-horizontal-align="justify" draw:textarea-vertical-align="middle" draw:auto-grow-height="false" fo:min-height="1.563cm" fo:min-width="3.95cm" fo:padding-top="0.178cm" fo:padding-bottom="0.178cm" fo:padding-left="0.303cm" fo:padding-right="0.303cm" style:writing-mode="lr-tb" loext:decorative="false"/>
      <style:paragraph-properties style:writing-mode="lr-tb"/>
    </style:style>
    <style:style style:name="gr21" style:family="graphic" style:parent-style-name="預設_5f_1">
      <style:graphic-properties draw:stroke="none" svg:stroke-width="0.106cm" svg:stroke-color="#00a933" draw:marker-start-width="0.359cm" draw:marker-end-width="0.359cm" draw:fill="solid" draw:fill-color="#008000" draw:textarea-horizontal-align="justify" draw:textarea-vertical-align="middle" draw:auto-grow-height="false" fo:min-height="1.337cm" fo:min-width="3.142cm" fo:padding-top="0.178cm" fo:padding-bottom="0.178cm" fo:padding-left="0.303cm" fo:padding-right="0.303cm" style:writing-mode="lr-tb" loext:decorative="false"/>
      <style:paragraph-properties style:writing-mode="lr-tb"/>
    </style:style>
    <style:style style:name="gr22" style:family="graphic">
      <style:graphic-properties style:protect="size" loext:decorative="false"/>
    </style:style>
    <style:style style:name="gr23" style:family="graphic" style:parent-style-name="standard">
      <style:graphic-properties draw:stroke="none" draw:fill="none" fo:min-height="18.881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2.185cm" loext:decorative="false"/>
      <style:paragraph-properties style:writing-mode="lr-tb"/>
    </style:style>
    <style:style style:name="gr25" style:family="graphic" style:parent-style-name="standard">
      <style:graphic-properties draw:stroke="none" draw:fill="none" fo:min-height="2.602cm" loext:decorative="false"/>
      <style:paragraph-properties style:writing-mode="lr-tb"/>
    </style:style>
    <style:style style:name="gr26" style:family="graphic" style:parent-style-name="standard">
      <style:graphic-properties draw:stroke="none" draw:fill="none" fo:min-height="2.183cm" loext:decorative="false"/>
      <style:paragraph-properties style:writing-mode="lr-tb"/>
    </style:style>
    <style:style style:name="gr27" style:family="graphic" style:parent-style-name="standard">
      <style:graphic-properties draw:stroke="none" draw:fill="none" fo:min-height="19.994cm" loext:decorative="false"/>
      <style:paragraph-properties style:writing-mode="lr-tb"/>
    </style:style>
    <style:style style:name="gr28" style:family="graphic" style:parent-style-name="standard">
      <style:graphic-properties draw:stroke="none" draw:fill="none" fo:min-height="19.904cm" loext:decorative="false"/>
      <style:paragraph-properties style:writing-mode="lr-tb"/>
    </style:style>
    <style:style style:name="pr1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paragraph-properties fo:text-align="center"/>
      <style:text-properties fo:font-size="26.7000007629395pt" fo:background-color="transparent" style:font-size-asian="28pt" style:font-size-complex="28pt"/>
    </style:style>
    <style:style style:name="P2" style:family="paragraph">
      <loext:graphic-properties draw:fill="solid" draw:fill-color="#0000ff"/>
      <style:paragraph-properties fo:text-align="center" style:writing-mode="lr-tb"/>
      <style:text-properties fo:font-size="26.7000007629395pt" fo:background-color="transparent" style:font-size-asian="28pt" style:font-size-complex="28pt"/>
    </style:style>
    <style:style style:name="P3" style:family="paragraph">
      <style:paragraph-properties fo:text-align="center"/>
      <style:text-properties fo:font-size="23.7999992370605pt" fo:background-color="transparent"/>
    </style:style>
    <style:style style:name="P4" style:family="paragraph">
      <loext:graphic-properties draw:fill="solid" draw:fill-color="#008000" draw:opacity="96%"/>
      <style:paragraph-properties fo:text-align="center" style:writing-mode="lr-tb"/>
      <style:text-properties fo:font-size="23.7999992370605pt" fo:background-color="transparent"/>
    </style:style>
    <style:style style:name="P5" style:family="paragraph">
      <style:paragraph-properties fo:text-align="center"/>
      <style:text-properties fo:color="#fff8dc" loext:opacity="100%" fo:font-size="23.7999992370605pt" fo:font-weight="bold" fo:background-color="transparent" style:font-weight-asian="bold" style:font-weight-complex="bold"/>
    </style:style>
    <style:style style:name="P6" style:family="paragraph">
      <loext:graphic-properties draw:fill="solid" draw:fill-color="#8b0000"/>
      <style:paragraph-properties fo:text-align="center" style:writing-mode="lr-tb"/>
      <style:text-properties fo:color="#fff8dc" loext:opacity="100%" fo:font-size="23.7999992370605pt" fo:font-weight="bold" fo:background-color="transparent" style:font-weight-asian="bold" style:font-weight-complex="bold"/>
    </style:style>
    <style:style style:name="P7" style:family="paragraph">
      <style:paragraph-properties fo:text-align="center"/>
      <style:text-properties fo:font-size="19.8999996185303pt" fo:background-color="transparent" style:font-size-asian="20pt" style:font-size-complex="20pt"/>
    </style:style>
    <style:style style:name="P8" style:family="paragraph">
      <loext:graphic-properties draw:fill="solid" draw:fill-color="#008000"/>
      <style:paragraph-properties fo:text-align="center" style:writing-mode="lr-tb"/>
      <style:text-properties fo:font-size="19.8999996185303pt" fo:background-color="transparent" style:font-size-asian="20pt" style:font-size-complex="20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color="#006400" loext:opacity="100%" fo:font-size="24pt" fo:font-weight="bold" style:font-size-asian="26pt" style:font-size-complex="26pt"/>
    </style:style>
    <style:style style:name="P11" style:family="paragraph">
      <loext:graphic-properties draw:fill="none"/>
      <style:paragraph-properties fo:text-align="center"/>
      <style:text-properties fo:color="#2a6099" loext:opacity="100%" fo:font-size="26.7000007629395pt" fo:font-weight="bold" style:font-size-asian="28pt" style:font-size-complex="28pt"/>
    </style:style>
    <style:style style:name="P12" style:family="paragraph">
      <loext:graphic-properties draw:fill="none"/>
      <style:paragraph-properties fo:text-align="center"/>
      <style:text-properties fo:color="#c9211e" loext:opacity="100%" fo:font-size="26.7000007629395pt" fo:font-weight="bold" style:font-size-asian="32pt" style:font-size-complex="32pt"/>
    </style:style>
    <style:style style:name="P13" style:family="paragraph">
      <loext:graphic-properties draw:fill="none"/>
      <style:paragraph-properties fo:text-align="center"/>
      <style:text-properties fo:color="#ff0000" loext:opacity="100%" fo:font-size="72pt" style:font-size-asian="72pt" style:font-size-complex="72pt"/>
    </style:style>
    <style:style style:name="P14" style:family="paragraph">
      <loext:graphic-properties draw:fill="none"/>
      <style:paragraph-properties fo:text-align="center"/>
      <style:text-properties fo:color="#8b0000" loext:opacity="100%" fo:font-size="29.2999992370605pt" style:font-size-asian="22pt" style:font-size-complex="22pt"/>
    </style:style>
    <style:style style:name="P15" style:family="paragraph">
      <loext:graphic-properties draw:fill="solid" draw:fill-color="#008000"/>
      <style:paragraph-properties fo:text-align="center" style:writing-mode="lr-tb"/>
      <style:text-properties fo:font-size="23.7999992370605pt" fo:background-color="transparent"/>
    </style:style>
    <style:style style:name="P16" style:family="paragraph">
      <loext:graphic-properties draw:fill="none"/>
      <style:text-properties fo:color="#8b0000" loext:opacity="100%" fo:font-size="29.2999992370605pt" style:font-size-asian="22pt" style:font-size-complex="22pt"/>
    </style:style>
    <style:style style:name="P17" style:family="paragraph">
      <loext:graphic-properties draw:fill="none"/>
      <style:paragraph-properties fo:text-align="center"/>
      <style:text-properties fo:color="#2a6099" loext:opacity="100%" fo:font-size="18.7000007629395pt" fo:font-weight="bold" style:font-size-asian="20pt" style:font-size-complex="20pt"/>
    </style:style>
    <style:style style:name="P18" style:family="paragraph">
      <loext:graphic-properties draw:fill-color="#ffffff"/>
    </style:style>
    <style:style style:name="P19" style:family="paragraph">
      <loext:graphic-properties draw:fill="none"/>
      <style:text-properties fo:font-size="24pt"/>
    </style:style>
    <style:style style:name="P20" style:family="paragraph">
      <loext:graphic-properties draw:fill="none"/>
      <style:paragraph-properties fo:text-align="center"/>
      <style:text-properties fo:color="#0000ff" loext:opacity="100%" fo:font-size="53.2999992370606pt" style:font-size-asian="40pt" style:font-size-complex="40pt"/>
    </style:style>
    <style:style style:name="P21" style:family="paragraph">
      <loext:graphic-properties draw:fill="none"/>
      <style:paragraph-properties fo:text-align="center"/>
      <style:text-properties fo:color="#8b0000" loext:opacity="100%" fo:font-size="24pt" fo:font-weight="bold" style:font-weight-asian="bold" style:font-weight-complex="bold"/>
    </style:style>
    <style:style style:name="P22" style:family="paragraph">
      <loext:graphic-properties draw:fill="none"/>
      <style:paragraph-properties fo:text-align="center"/>
      <style:text-properties fo:font-size="26.7000007629395pt" fo:font-weight="bold" style:font-size-asian="20pt" style:font-size-complex="20pt"/>
    </style:style>
    <style:style style:name="P23" style:family="paragraph">
      <loext:graphic-properties draw:fill="none"/>
      <style:text-properties fo:font-size="22pt" style:font-size-asian="16pt" style:font-size-complex="16pt"/>
    </style:style>
    <style:style style:name="T1" style:family="text">
      <style:text-properties fo:color="#f6f9d4" loext:opacity="100%" fo:font-size="36pt" fo:letter-spacing="-0.06cm" fo:background-color="transparent" style:font-size-asian="48pt" style:font-size-complex="48pt"/>
    </style:style>
    <style:style style:name="T2" style:family="text">
      <style:text-properties fo:color="#ffff00" loext:opacity="100%" fo:font-size="36pt" fo:letter-spacing="-0.06cm" fo:background-color="transparent" style:font-size-asian="48pt" style:font-size-complex="48pt"/>
    </style:style>
    <style:style style:name="T3" style:family="text">
      <style:text-properties fo:color="#ffff00" loext:opacity="100%" style:text-outline="false" style:text-line-through-style="none" style:text-line-through-type="none" style:font-name="Liberation Sans2" fo:font-size="36pt" fo:letter-spacing="-0.06cm" fo:font-style="normal" fo:text-shadow="none" style:text-underline-style="none" fo:font-weight="bold" style:letter-kerning="true" fo:background-color="transparent" style:font-size-asian="48pt" style:font-weight-asian="bold" style:font-size-complex="48pt" style:font-weight-complex="bold" style:text-emphasize="none" style:font-relief="none" style:text-overline-style="none" style:text-overline-color="font-color"/>
    </style:style>
    <style:style style:name="T4" style:family="text">
      <style:text-properties fo:color="#fff8dc" loext:opacity="100%" fo:font-size="28pt" fo:letter-spacing="-0.06cm" fo:font-weight="bold" fo:background-color="transparent" style:font-size-asian="40pt" style:font-weight-asian="bold" style:font-size-complex="40pt" style:font-weight-complex="bold"/>
    </style:style>
    <style:style style:name="T5" style:family="text">
      <style:text-properties fo:color="#ffff00" loext:opacity="100%" fo:font-size="24pt" fo:letter-spacing="-0.06cm" fo:background-color="transparent" style:font-size-asian="32pt" style:font-size-complex="32pt"/>
    </style:style>
    <style:style style:name="T6" style:family="text">
      <style:text-properties fo:color="#006400" loext:opacity="100%" fo:font-size="26pt" fo:letter-spacing="-0.06cm" fo:font-weight="bold" style:font-size-asian="36pt" style:font-size-complex="36pt"/>
    </style:style>
    <style:style style:name="T7" style:family="text">
      <style:text-properties fo:color="#2a6099" loext:opacity="100%" fo:font-size="26pt" fo:letter-spacing="-0.06cm" fo:font-weight="bold" style:font-size-asian="36pt" style:font-size-complex="36pt"/>
    </style:style>
    <style:style style:name="T8" style:family="text">
      <style:text-properties fo:color="#0000ff" loext:opacity="100%" style:text-outline="false" style:text-line-through-style="none" style:text-line-through-type="none" style:font-name="華康魏碑體(P)" fo:font-size="32pt" fo:letter-spacing="-0.06cm" fo:language="en" fo:country="US" fo:font-style="normal" fo:text-shadow="none" style:text-underline-style="none" fo:font-weight="bold" style:text-underline-mode="continuous" style:text-overline-mode="continuous" style:text-line-through-mode="continuous" style:font-name-asian="華康魏碑體(P)" style:font-size-asian="32pt" style:language-asian="zh" style:country-asian="TW" style:font-style-asian="normal" style:font-weight-asian="bold" style:font-name-complex="新細明體" style:font-size-complex="3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8b0000" loext:opacity="100%" fo:font-size="20pt" fo:letter-spacing="-0.06cm" fo:font-weight="bold" style:font-size-asian="26pt" style:font-size-complex="26pt"/>
    </style:style>
    <style:style style:name="T10" style:family="text">
      <style:text-properties fo:color="#ff0000" loext:opacity="100%" fo:font-size="54pt" style:font-size-asian="72pt" style:font-size-complex="72pt"/>
    </style:style>
    <style:style style:name="T11" style:family="text">
      <style:text-properties fo:color="#8b0000" loext:opacity="100%" fo:font-size="28pt" fo:letter-spacing="-0.06cm" fo:font-weight="bold" style:font-size-asian="40pt" style:font-size-complex="40pt"/>
    </style:style>
    <style:style style:name="T12" style:family="text">
      <style:text-properties fo:color="#f6f9d4" loext:opacity="100%" fo:font-size="28pt" fo:letter-spacing="-0.06cm" fo:background-color="transparent" style:font-size-asian="40pt" style:font-size-complex="40pt"/>
    </style:style>
    <style:style style:name="T13" style:family="text">
      <style:text-properties fo:color="#ffff00" loext:opacity="100%" fo:font-size="28pt" fo:letter-spacing="-0.06cm" fo:background-color="transparent" style:font-size-asian="40pt" style:font-size-complex="40pt"/>
    </style:style>
    <style:style style:name="T14" style:family="text">
      <style:text-properties fo:color="#ffff00" loext:opacity="100%" style:text-outline="false" style:text-line-through-style="none" style:text-line-through-type="none" style:font-name="Liberation Sans2" fo:font-size="28pt" fo:letter-spacing="-0.06cm" fo:font-style="normal" fo:text-shadow="none" style:text-underline-style="none" fo:font-weight="bold" style:letter-kerning="true" fo:background-color="transparent" style:font-size-asian="40pt" style:font-weight-asian="bold" style:font-size-complex="40pt" style:font-weight-complex="bold" style:text-emphasize="none" style:font-relief="none" style:text-overline-style="none" style:text-overline-color="font-color"/>
    </style:style>
    <style:style style:name="T15" style:family="text">
      <style:text-properties fo:color="#fff8dc" loext:opacity="100%" fo:font-size="24pt" fo:letter-spacing="-0.06cm" fo:font-weight="bold" fo:background-color="transparent" style:font-size-asian="32pt" style:font-weight-asian="bold" style:font-size-complex="32pt" style:font-weight-complex="bold"/>
    </style:style>
    <style:style style:name="T16" style:family="text">
      <style:text-properties fo:color="#ffff00" loext:opacity="100%" fo:font-size="20pt" fo:letter-spacing="-0.06cm" fo:background-color="transparent" style:font-size-asian="26pt" style:font-size-complex="26pt"/>
    </style:style>
    <style:style style:name="T17" style:family="text">
      <style:text-properties fo:color="#2a6099" loext:opacity="100%" fo:font-size="20pt" fo:letter-spacing="-0.06cm" fo:font-weight="bold" style:font-size-asian="26pt" style:font-size-complex="26pt"/>
    </style:style>
    <style:style style:name="T18" style:family="text">
      <style:text-properties fo:color="#0000ff" loext:opacity="100%" style:text-outline="false" style:text-line-through-style="none" style:text-line-through-type="none" style:font-name="華康魏碑體(P)" fo:font-size="28pt" fo:letter-spacing="-0.06cm" fo:language="en" fo:country="US" fo:font-style="normal" fo:text-shadow="none" style:text-underline-style="none" fo:font-weight="bold" style:text-underline-mode="continuous" style:text-overline-mode="continuous" style:text-line-through-mode="continuous" style:font-name-asian="華康魏碑體(P)" style:font-size-asian="28pt" style:language-asian="zh" style:country-asian="TW" style:font-style-asian="normal" style:font-weight-asian="bold" style:font-name-complex="新細明體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ize="24pt"/>
    </style:style>
    <style:style style:name="T20" style:family="text">
      <style:text-properties fo:color="#c9211e" loext:opacity="100%" fo:font-size="24pt" fo:font-weight="bold" style:font-weight-asian="bold" style:font-weight-complex="bold"/>
    </style:style>
    <style:style style:name="T21" style:family="text">
      <style:text-properties fo:color="#006400" loext:opacity="100%" fo:font-size="24pt" fo:font-weight="bold" style:font-weight-asian="bold" style:font-weight-complex="bold"/>
    </style:style>
    <style:style style:name="T22" style:family="text">
      <style:text-properties fo:color="#800000" loext:opacity="100%" fo:font-size="24pt" fo:font-weight="bold" style:font-weight-asian="bold" style:font-weight-complex="bold"/>
    </style:style>
    <style:style style:name="T23" style:family="text">
      <style:text-properties fo:color="#8b0000" loext:opacity="100%" fo:font-size="24pt" fo:font-weight="bold" style:font-weight-asian="bold" style:font-weight-complex="bold"/>
    </style:style>
    <style:style style:name="T24" style:family="text">
      <style:text-properties fo:color="#9400d3" loext:opacity="100%" fo:font-size="24pt" fo:font-weight="bold" style:font-weight-asian="bold" style:font-weight-complex="bold"/>
    </style:style>
    <style:style style:name="T25" style:family="text">
      <style:text-properties fo:color="#0000ff" loext:opacity="100%" fo:font-size="24pt" fo:font-weight="bold" style:font-weight-asian="bold" style:font-weight-complex="bold"/>
    </style:style>
    <style:style style:name="T26" style:family="text">
      <style:text-properties fo:color="#0000ff" loext:opacity="100%" fo:font-size="40pt" style:font-size-asian="40pt" style:font-size-complex="40pt"/>
    </style:style>
    <style:style style:name="T27" style:family="text">
      <style:text-properties fo:color="#8b0000" loext:opacity="100%" fo:font-size="24pt" fo:font-weight="bold" style:font-size-asian="24pt" style:font-weight-asian="bold" style:font-size-complex="24pt" style:font-weight-complex="bold"/>
    </style:style>
    <style:style style:name="T28" style:family="text">
      <style:text-properties fo:font-size="20pt" fo:font-weight="bold" style:font-size-asian="20pt" style:font-size-complex="20pt"/>
    </style:style>
    <style:style style:name="T29" style:family="text">
      <style:text-properties fo:font-size="22pt" style:font-size-asian="16pt" style:font-size-complex="16pt"/>
    </style:style>
    <style:style style:name="T30" style:family="text">
      <style:text-properties fo:color="#800000" loext:opacity="100%" fo:font-size="22pt" fo:font-weight="bold" style:font-size-asian="16pt" style:font-weight-asian="bold" style:font-size-complex="16pt" style:font-weight-complex="bold"/>
    </style:style>
    <style:style style:name="T31" style:family="text">
      <style:text-properties fo:color="#c9211e" loext:opacity="100%" fo:font-size="22pt" fo:font-weight="bold" style:font-size-asian="16pt" style:font-weight-asian="bold" style:font-size-complex="16pt" style:font-weight-complex="bold"/>
    </style:style>
    <style:style style:name="T32" style:family="text">
      <style:text-properties fo:font-size="16pt" style:font-size-asian="16pt" style:font-size-complex="16pt"/>
    </style:style>
    <style:style style:name="T33" style:family="text">
      <style:text-properties fo:color="#c9211e" loext:opacity="100%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custom-shape draw:style-name="gr1" draw:text-style-name="P2" draw:layer="layout" svg:width="7.204cm" svg:height="4.267cm" svg:x="2.42cm" svg:y="12.148cm">
          <text:p text:style-name="P1"><text:span text:style-name="T1">UDCOD</text:span><text:span text:style-name="T1">E</text:span></text:p>
          <text:p text:style-name="P1"><text:span text:style-name="T2">UDDRG</text:span><text:span text:style-name="T2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7cm" svg:height="2.935cm" svg:x="2.224cm" svg:y="6.927cm">
          <text:p text:style-name="P3"><text:span text:style-name="T3">UDDRG</text:span><text:span text:style-name="T3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6.076cm" svg:height="2.271cm" svg:x="5.824cm" svg:y="18.262cm">
          <text:p text:style-name="P5"><text:span text:style-name="T4">UDDRGAT</text:span><text:span text:style-name="T4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4.999cm" svg:height="2.003cm" svg:x="0.407cm" svg:y="18.47cm">
          <text:p text:style-name="P7"><text:span text:style-name="T5">UDDRG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0" draw:layer="layout" svg:width="6.4cm" svg:height="2.308cm" svg:x="-0.2cm" svg:y="16.358cm">
          <draw:text-box>
            <text:p text:style-name="P9"><text:span text:style-name="T6">UDDRUGPF </text:span><text:span text:style-name="T6">D</text:span></text:p>
          </draw:text-box>
        </draw:frame>
        <draw:frame draw:style-name="gr6" draw:text-style-name="P11" draw:layer="layout" svg:width="6.3cm" svg:height="1.84cm" svg:x="5.9cm" svg:y="16.657cm">
          <draw:text-box>
            <text:p text:style-name="P9"><text:span text:style-name="T7">UDDRUGNA </text:span><text:span text:style-name="T7">C</text:span></text:p>
          </draw:text-box>
        </draw:frame>
        <draw:frame draw:style-name="gr7" draw:text-style-name="P12" draw:layer="layout" svg:width="5.959cm" svg:height="2.435cm" svg:x="2.865cm" svg:y="9.866cm">
          <draw:text-box>
            <text:p text:style-name="P9"><text:span text:style-name="T8">UDATC B</text:span></text:p>
          </draw:text-box>
        </draw:frame>
        <draw:frame draw:style-name="gr8" draw:text-style-name="P11" draw:layer="layout" svg:width="4.6cm" svg:height="1.384cm" svg:x="20.8cm" svg:y="8.133cm">
          <draw:text-box>
            <text:p text:style-name="P9"><text:span text:style-name="T9">UDORDERA</text:span></text:p>
          </draw:text-box>
        </draw:frame>
        <draw:frame draw:style-name="gr9" draw:text-style-name="P13" draw:layer="layout" svg:width="6.921cm" svg:height="3.168cm" svg:x="11.8cm" svg:y="11.012cm">
          <draw:text-box>
            <text:p text:style-name="P9"><text:span text:style-name="T10">UNIO</text:span><text:span text:style-name="T10">N</text:span></text:p>
          </draw:text-box>
        </draw:frame>
        <draw:frame draw:style-name="gr10" draw:text-style-name="P14" draw:layer="layout" svg:width="6.576cm" svg:height="1.803cm" svg:x="2.524cm" svg:y="5.066cm">
          <draw:text-box>
            <text:p text:style-name="P9"><text:span text:style-name="T11">DTADRUG A</text:span></text:p>
          </draw:text-box>
        </draw:frame>
        <draw:custom-shape draw:style-name="gr11" draw:text-style-name="P2" draw:layer="layout" svg:width="5.402cm" svg:height="3.607cm" svg:x="12.709cm" svg:y="3.978cm">
          <text:p text:style-name="P1"><text:span text:style-name="T12">UDCOD</text:span><text:span text:style-name="T12">E</text:span></text:p>
          <text:p text:style-name="P1"><text:span text:style-name="T13">UDDRG</text:span><text:span text:style-name="T13">NO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5.249cm" svg:height="1.733cm" svg:x="12.662cm" svg:y="1.066cm">
          <text:p text:style-name="P3"><text:span text:style-name="T14">UDDRGN</text:span><text:span text:style-name="T14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4.556cm" svg:height="1.919cm" svg:x="15.2cm" svg:y="8.614cm">
          <text:p text:style-name="P5"><text:span text:style-name="T15">UDDRGAT</text:span><text:span text:style-name="T15">C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3.748cm" svg:height="1.693cm" svg:x="11.2cm" svg:y="8.706cm">
          <text:p text:style-name="P7"><text:span text:style-name="T16">UDDRGNO</text:span></text:p>
          <draw:enhanced-geometry svg:viewBox="0 0 21600 21600" draw:type="rectangle" draw:enhanced-path="M 0 0 L 21600 0 21600 21600 0 21600 0 0 Z N"/>
        </draw:custom-shape>
        <draw:frame draw:style-name="gr15" draw:text-style-name="P11" draw:layer="layout" svg:width="4.27cm" svg:height="1.555cm" svg:x="15.318cm" svg:y="7.524cm">
          <draw:text-box>
            <text:p text:style-name="P9"><text:span text:style-name="T17">UDDRUGNA</text:span></text:p>
          </draw:text-box>
        </draw:frame>
        <draw:frame draw:style-name="gr16" draw:text-style-name="P12" draw:layer="layout" svg:width="4.468cm" svg:height="1.651cm" svg:x="13.043cm" svg:y="2.584cm">
          <draw:text-box>
            <text:p text:style-name="P9"><text:span text:style-name="T18">UDATC</text:span></text:p>
          </draw:text-box>
        </draw:frame>
        <draw:frame draw:style-name="gr17" draw:text-style-name="P16" draw:layer="layout" svg:width="4.049cm" svg:height="1.524cm" svg:x="13.151cm" svg:y="-0.057cm">
          <draw:text-box>
            <text:p><text:span text:style-name="T9">UDORDER</text:span></text:p>
          </draw:text-box>
        </draw:frame>
        <draw:frame draw:style-name="gr18" draw:text-style-name="P17" draw:layer="layout" svg:width="4.801cm" svg:height="1.456cm" svg:x="10.8cm" svg:y="7.6cm">
          <draw:text-box>
            <text:p text:style-name="P9"><text:span text:style-name="T17">UDDRUGPF</text:span></text:p>
          </draw:text-box>
        </draw:frame>
        <draw:custom-shape draw:style-name="gr11" draw:text-style-name="P2" draw:layer="layout" svg:width="5.402cm" svg:height="3.607cm" svg:x="20.598cm" svg:y="13.733cm">
          <text:p text:style-name="P1"><text:span text:style-name="T12">UDCODE</text:span></text:p>
          <text:p text:style-name="P1"><text:span text:style-name="T13">UDDRGN</text:span><text:span text:style-name="T13">O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5.249cm" svg:height="2.48cm" svg:x="20.551cm" svg:y="9.733cm">
          <text:p text:style-name="P3"><text:span text:style-name="T14">UDDRG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4.556cm" svg:height="1.919cm" svg:x="23.161cm" svg:y="18.714cm">
          <text:p text:style-name="P5"><text:span text:style-name="T15">UDDRGATC</text:span></text:p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3.748cm" svg:height="1.693cm" svg:x="19.2cm" svg:y="18.889cm">
          <text:p text:style-name="P7"><text:span text:style-name="T16">UDDRGNO</text:span></text:p>
          <draw:enhanced-geometry svg:viewBox="0 0 21600 21600" draw:type="rectangle" draw:enhanced-path="M 0 0 L 21600 0 21600 21600 0 21600 0 0 Z N"/>
        </draw:custom-shape>
        <draw:frame draw:style-name="gr15" draw:text-style-name="P11" draw:layer="layout" svg:width="4.27cm" svg:height="1.555cm" svg:x="23.318cm" svg:y="17.357cm">
          <draw:text-box>
            <text:p text:style-name="P9"><text:span text:style-name="T17">UDDRUGNA</text:span></text:p>
          </draw:text-box>
        </draw:frame>
        <draw:frame draw:style-name="gr16" draw:text-style-name="P12" draw:layer="layout" svg:width="4.468cm" svg:height="1.651cm" svg:x="21.176cm" svg:y="12.133cm">
          <draw:text-box>
            <text:p text:style-name="P9"><text:span text:style-name="T18">UDATC</text:span></text:p>
          </draw:text-box>
        </draw:frame>
        <draw:frame draw:style-name="gr18" draw:text-style-name="P17" draw:layer="layout" svg:width="4.801cm" svg:height="1.456cm" svg:x="18.999cm" svg:y="17.456cm">
          <draw:text-box>
            <text:p text:style-name="P9"><text:span text:style-name="T17">UDDRUGPF</text:span></text:p>
          </draw:text-box>
        </draw:frame>
        <presentation:notes draw:style-name="dp2">
          <draw:page-thumbnail draw:style-name="gr22" draw:layer="layout" svg:width="17cm" svg:height="9.56cm" svg:x="2cm" svg:y="2.5cm" draw:page-number="1" presentation:class="page"/>
          <draw:frame presentation:style-name="pr1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>
        <office:forms form:automatic-focus="false" form:apply-design-mode="false"/>
        <draw:frame draw:style-name="gr23" draw:text-style-name="P19" draw:layer="layout" svg:width="27.987cm" svg:height="19.131cm" svg:x="0.013cm" svg:y="0.046cm">
          <draw:text-box>
            <text:p><text:span text:style-name="T19">SELECT </text:span><text:span text:style-name="T20">(CHAR(A.DT</text:span><text:span text:style-name="T20">PDATE)) AS </text:span><text:span text:style-name="T20">PCASENO</text:span><text:span text:style-name="T19">,</text:span><text:span text:style-name="T21">A.</text:span><text:span text:style-name="T21">DTPHIST AS </text:span><text:span text:style-name="T21">MRN</text:span><text:span text:style-name="T19">, </text:span><text:span text:style-name="T22">A.DTPDATE </text:span><text:span text:style-name="T22">AS </text:span><text:span text:style-name="T22">UDDATES</text:span><text:span text:style-name="T19">, </text:span><text:span text:style-name="T23">DATE(A.DTP</text:span><text:span text:style-name="T23">DATE + </text:span><text:span text:style-name="T23">INT( A.DTDG</text:span><text:span text:style-name="T23">DUR) <text:s/>DAYS ) </text:span><text:span text:style-name="T23"><text:s text:c="2"/>AS </text:span><text:span text:style-name="T23">UDDATEE</text:span><text:span text:style-name="T19">,'O</text:span><text:span text:style-name="T19">PD' AS TYPE, </text:span><text:span text:style-name="T19">'0000' AS </text:span><text:span text:style-name="T19">UDTIMES,'00</text:span><text:span text:style-name="T19">00' AS </text:span><text:span text:style-name="T19">UDTIMEE, </text:span><text:span text:style-name="T19">A.DTDGUDC</text:span><text:span text:style-name="T19">D AS </text:span><text:span text:style-name="T19">VGHDRUGN</text:span><text:span text:style-name="T19">O,C.UDDRGS</text:span><text:span text:style-name="T19">NA AS </text:span><text:span text:style-name="T19">GENERIC,C.</text:span><text:span text:style-name="T19">UDDRGATC </text:span><text:span text:style-name="T19">AS </text:span><text:span text:style-name="T19">ATCCODE, </text:span><text:span text:style-name="T19">A.DTDGNAM</text:span><text:span text:style-name="T19">G AS </text:span><text:span text:style-name="T19">UDNAME1,A.</text:span><text:span text:style-name="T19">DTDGNAME </text:span><text:span text:style-name="T19">AS </text:span><text:span text:style-name="T19">UDNAME2,A.</text:span><text:span text:style-name="T19">DTDGDOSE </text:span><text:span text:style-name="T19">AS </text:span><text:span text:style-name="T19">UDDOSUSE, </text:span><text:span text:style-name="T19">A.DTDGUNIT </text:span><text:span text:style-name="T19">AS </text:span><text:span text:style-name="T19">UDDOSUNIT,</text:span><text:span text:style-name="T19">D.UDCMDOS</text:span><text:span text:style-name="T19">A AS </text:span><text:span text:style-name="T19">UDCMDOSA,</text:span><text:span text:style-name="T19">D.UDCMUNIT </text:span><text:span text:style-name="T19">AS </text:span><text:span text:style-name="T19">UDCMUNIT,A.</text:span><text:span text:style-name="T19">DTDGFREQ </text:span><text:span text:style-name="T19">AS UDFREQ, </text:span><text:span text:style-name="T19">A.DTDOCID </text:span><text:span text:style-name="T19">AS </text:span><text:span text:style-name="T19">SIGNINID ,'' </text:span><text:span text:style-name="T19">AS SIGNINNA </text:span><text:span text:style-name="T19">,A.DTDSTAT </text:span><text:span text:style-name="T19">AS SIGNINST </text:span><text:span text:style-name="T19">,' ' AS </text:span><text:span text:style-name="T19">IRBFLAG, 0 </text:span><text:span text:style-name="T19">AS IVDUR ,0 </text:span><text:span text:style-name="T19">AS IVSPEED </text:span><text:span text:style-name="T19">,0 AS IVVOL, </text:span><text:span text:style-name="T19">A.DTDGROU</text:span><text:span text:style-name="T19">T AS </text:span><text:span text:style-name="T19">UDROUTE,A.</text:span><text:span text:style-name="T19">DTDGDUR </text:span><text:span text:style-name="T19">AS </text:span><text:span text:style-name="T19">UDDAYS,'1' </text:span><text:span text:style-name="T19">AS </text:span><text:span text:style-name="T19">COURSE,'1' </text:span><text:span text:style-name="T19">AS PHASE,'1' </text:span><text:span text:style-name="T19">AS CYCLE, '1' </text:span><text:span text:style-name="T19">AS </text:span><text:span text:style-name="T19">SUBCYCLE,A</text:span><text:span text:style-name="T19">.DTDGWOR1 </text:span><text:span text:style-name="T19">AS </text:span><text:span text:style-name="T19">EXPLANATIO</text:span><text:span text:style-name="T19">N,CHAR(A.DT</text:span><text:span text:style-name="T19">DSEQ) AS </text:span><text:span text:style-name="T19">VGHMEDSE</text:span><text:span text:style-name="T19">Q FROM </text:span><text:span text:style-name="T20">LNXOLAPT.D</text:span><text:span text:style-name="T20">TADRUG</text:span><text:span text:style-name="T19"> A </text:span></text:p>
            <text:p><text:span text:style-name="T19">INNER JOIN </text:span><text:span text:style-name="T21">LNXOLAPT.U</text:span><text:span text:style-name="T21">DATC</text:span><text:span text:style-name="T19"> B ON </text:span><text:span text:style-name="T24">A.DTDGUDC</text:span><text:span text:style-name="T24">D = </text:span><text:span text:style-name="T24">B.UDDRGNO </text:span><text:span text:style-name="T19">AND </text:span><text:span text:style-name="T24">A.DTDSTAT </text:span><text:span text:style-name="T24">=30</text:span></text:p>
            <text:p><text:span text:style-name="T19">INNER JOIN </text:span><text:span text:style-name="T22">LNXOLAPT.U</text:span><text:span text:style-name="T22">DDRUGNA</text:span><text:span text:style-name="T19"> C </text:span><text:span text:style-name="T19">ON </text:span><text:span text:style-name="T24">B.UDCODE = </text:span><text:span text:style-name="T24">C.UDDRGAT</text:span><text:span text:style-name="T24">C</text:span><text:span text:style-name="T19"> </text:span></text:p>
            <text:p><text:span text:style-name="T19">INNER JOIN </text:span><text:span text:style-name="T25">LNXOLAPT.U</text:span><text:span text:style-name="T25">DDRUGPF</text:span><text:span text:style-name="T19"> D </text:span><text:span text:style-name="T19">ON </text:span><text:span text:style-name="T24">B.UDDRGNO</text:span><text:span text:style-name="T24">=D.UDDRGN</text:span><text:span text:style-name="T24">O</text:span></text:p>
          </draw:text-box>
        </draw:frame>
        <draw:frame draw:style-name="gr24" draw:text-style-name="P20" draw:layer="layout" svg:width="6.598cm" svg:height="2.435cm" svg:x="20.6cm" svg:y="14.165cm">
          <draw:text-box>
            <text:p text:style-name="P9"><text:span text:style-name="T26">UNION</text:span></text:p>
          </draw:text-box>
        </draw:frame>
        <draw:frame draw:style-name="gr25" draw:text-style-name="P21" draw:layer="layout" svg:width="9.4cm" svg:height="2.852cm" svg:x="18.2cm" svg:y="17.512cm">
          <draw:text-box>
            <text:p text:style-name="P9"><text:span text:style-name="T27">最新日</text:span><text:span text:style-name="T27">期</text:span><text:span text:style-name="T27">"UDDATES</text:span><text:span text:style-name="T27">" </text:span></text:p>
            <text:p text:style-name="P9"><text:span text:style-name="T27">2019-10-14</text:span></text:p>
          </draw:text-box>
        </draw:frame>
        <draw:frame draw:style-name="gr26" draw:text-style-name="P22" draw:layer="layout" svg:width="17.424cm" svg:height="2.433cm" svg:x="0.176cm" svg:y="18.912cm">
          <draw:text-box>
            <text:p text:style-name="P9"><text:span text:style-name="T28">select </text:span><text:span text:style-name="T28">max(distinct </text:span><text:span text:style-name="T28">"UDDATES")fro</text:span><text:span text:style-name="T28">m "DRUG" </text:span><text:span text:style-name="T28">where </text:span><text:span text:style-name="T28">"UDDATES"::va</text:span><text:span text:style-name="T28">rchar~'^20\d{2}'</text:span><text:span text:style-name="T28">;</text:span></text:p>
          </draw:text-box>
        </draw:frame>
        <presentation:notes draw:style-name="dp2">
          <draw:page-thumbnail draw:style-name="gr22" draw:layer="layout" svg:width="17cm" svg:height="9.56cm" svg:x="2cm" svg:y="2.5cm" draw:page-number="2" presentation:class="page"/>
          <draw:frame presentation:style-name="pr1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>
        <office:forms form:automatic-focus="false" form:apply-design-mode="false"/>
        <draw:frame draw:style-name="gr27" draw:text-style-name="P23" draw:layer="layout" svg:width="28.484cm" svg:height="20.244cm" svg:x="-0.167cm" svg:y="0.132cm">
          <draw:text-box>
            <text:p><text:span text:style-name="T29">SELECT </text:span><text:span text:style-name="T29">A.UDCASENO AS </text:span><text:span text:style-name="T29">PCASENO,A.UDH</text:span><text:span text:style-name="T29">ISTNO AS MRN,</text:span><text:span text:style-name="T29">(CHAR(A.UDBGN</text:span><text:span text:style-name="T29">DT2)) AS </text:span><text:span text:style-name="T29">UDDATES, </text:span><text:span text:style-name="T29">(CHAR(A.UDEND</text:span><text:span text:style-name="T29">DT2)) AS </text:span><text:span text:style-name="T29">UDDATEE,'ADM' </text:span><text:span text:style-name="T29">AS TYPE, <text:s/></text:span><text:span text:style-name="T29">A.UDBGNTM AS </text:span><text:span text:style-name="T29">UDTIMES,A.UDE</text:span><text:span text:style-name="T29">NDTM AS </text:span><text:span text:style-name="T29">UDTIMEE,A.UDD</text:span><text:span text:style-name="T29">RGNO AS </text:span><text:span text:style-name="T29">VGHDRUGNO, </text:span><text:span text:style-name="T29">C.UDDRGSNA AS </text:span><text:span text:style-name="T29">GENERIC,C.UDD</text:span><text:span text:style-name="T29">RGATC AS </text:span><text:span text:style-name="T29">ATCCODE,A.UDD</text:span><text:span text:style-name="T29">RGNAM AS </text:span><text:span text:style-name="T29">UDNAME1, </text:span><text:span text:style-name="T29">A.UDRPNAME AS </text:span><text:span text:style-name="T29">UDNAME2,A.UDD</text:span><text:span text:style-name="T29">OSAGE AS </text:span><text:span text:style-name="T29">UDDOSUSE,A.UD</text:span><text:span text:style-name="T29">DUNIT AS </text:span><text:span text:style-name="T29">UDDOSUNIT, </text:span><text:span text:style-name="T29">D.UDCMDOSA AS </text:span><text:span text:style-name="T29">UDCMDOSA,D.U</text:span><text:span text:style-name="T29">DCMUNIT AS </text:span><text:span text:style-name="T29">UDCMUNIT,A.UD</text:span><text:span text:style-name="T29">FREQN AS </text:span><text:span text:style-name="T29">UDFREQ, </text:span><text:span text:style-name="T29">A.UDORSIGN AS </text:span><text:span text:style-name="T29">SIGNINID ,CHAR(</text:span><text:span text:style-name="T29">X'0E') || </text:span><text:span text:style-name="T29">A.UDSIGNAM || </text:span><text:span text:style-name="T29">CHAR(X'0F') AS </text:span><text:span text:style-name="T29">SIGNINNA ,A.UD</text:span><text:span text:style-name="T29">STATUS AS </text:span><text:span text:style-name="T29">SIGNINST ,A.UDI</text:span><text:span text:style-name="T29">RBFLG AS </text:span><text:span text:style-name="T29">IRBFLAG, </text:span><text:span text:style-name="T29">A.UDIVDUR AS </text:span><text:span text:style-name="T29">IVDUR ,A.UDIVSP</text:span><text:span text:style-name="T29">ED AS </text:span><text:span text:style-name="T29">IVSPEED ,A.UDIV</text:span><text:span text:style-name="T29">VOL AS IVVOL, </text:span><text:span text:style-name="T29">A.UDROUTE AS </text:span><text:span text:style-name="T29">UDROUTE,A.UDD</text:span><text:span text:style-name="T29">URAT AS </text:span><text:span text:style-name="T29">UDDAYS,'1' AS </text:span><text:span text:style-name="T29">COURSE,'1' AS </text:span><text:span text:style-name="T29">PHASE,'1' AS </text:span><text:span text:style-name="T29">CYCLE,'1' AS </text:span><text:span text:style-name="T29">SUBCYCLE, ' ' AS </text:span><text:span text:style-name="T29">EXPLANATION,A.</text:span><text:span text:style-name="T29">UDORDSEQ AS </text:span><text:span text:style-name="T29">VGHMEDSEQ</text:span></text:p>
            <text:p><text:span text:style-name="T19"/></text:p>
            <text:p><text:span text:style-name="T29">FROM </text:span><text:span text:style-name="T30">LNXOLAPT.UDO</text:span><text:span text:style-name="T30">RDER</text:span><text:span text:style-name="T29"> A</text:span></text:p>
            <text:p><text:span text:style-name="T19"/></text:p>
            <text:p><text:span text:style-name="T29">INNER JOIN </text:span><text:span text:style-name="T30">LNXOLAPT.UDAT</text:span><text:span text:style-name="T30">C</text:span><text:span text:style-name="T29"> B ON </text:span><text:span text:style-name="T31">A.UDDRGNO=B.</text:span><text:span text:style-name="T31">UDDRGNO</text:span><text:span text:style-name="T29"> AND </text:span><text:span text:style-name="T31">A.UDSTATUS </text:span><text:span text:style-name="T31">&lt;=80</text:span></text:p>
            <text:p><text:span text:style-name="T19"/></text:p>
            <text:p><text:span text:style-name="T29">INNER JOIN </text:span><text:span text:style-name="T30">LNXOLAPT.UDD</text:span><text:span text:style-name="T30">RUGNA</text:span><text:span text:style-name="T29"> C ON </text:span><text:span text:style-name="T30">B.UDCODE=C.UD</text:span><text:span text:style-name="T30">DRGATC</text:span></text:p>
            <text:p><text:span text:style-name="T29">INNER JOIN </text:span><text:span text:style-name="T30">LNXOLAPT.UDD</text:span><text:span text:style-name="T30">RUGPF</text:span><text:span text:style-name="T29"> D ON </text:span><text:span text:style-name="T30">B.UDDRGNO=D.</text:span><text:span text:style-name="T30">UDDRGNO</text:span></text:p>
          </draw:text-box>
        </draw:frame>
        <draw:frame draw:style-name="gr24" draw:text-style-name="P20" draw:layer="layout" svg:width="6.598cm" svg:height="2.435cm" svg:x="11.402cm" svg:y="12.112cm">
          <draw:text-box>
            <text:p text:style-name="P9"><text:span text:style-name="T26">UNIO</text:span><text:span text:style-name="T26">N</text:span></text:p>
          </draw:text-box>
        </draw:frame>
        <presentation:notes draw:style-name="dp2">
          <draw:page-thumbnail draw:style-name="gr22" draw:layer="layout" svg:width="17cm" svg:height="9.56cm" svg:x="2cm" svg:y="2.5cm" draw:page-number="3" presentation:class="page"/>
          <draw:frame presentation:style-name="pr1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>
        <office:forms form:automatic-focus="false" form:apply-design-mode="false"/>
        <draw:frame draw:style-name="gr28" draw:text-style-name="P19" draw:layer="layout" svg:width="27.176cm" svg:height="20.154cm" svg:x="0.487cm" svg:y="0.046cm">
          <draw:text-box>
            <text:p><text:span text:style-name="T19">SELECT </text:span><text:span text:style-name="T19">A.UDCASEN</text:span><text:span text:style-name="T19">O AS </text:span><text:span text:style-name="T19">PCASENO,A.</text:span><text:span text:style-name="T19">UDHISTNO </text:span><text:span text:style-name="T19">AS MRN,</text:span><text:span text:style-name="T19">(CHAR(A.UD</text:span><text:span text:style-name="T19">BGNDT)) AS </text:span><text:span text:style-name="T19">UDDATES, </text:span><text:span text:style-name="T19">(CHAR(A.UD</text:span><text:span text:style-name="T19">ENDDT)) AS </text:span><text:span text:style-name="T19">UDDATEE,'A</text:span><text:span text:style-name="T19">DM' AS </text:span><text:span text:style-name="T19">TYPE,A.UDB</text:span><text:span text:style-name="T19">GNTM AS </text:span><text:span text:style-name="T19">UDTIMES,A.U</text:span><text:span text:style-name="T19">DENDTM AS </text:span><text:span text:style-name="T19">UDTIMEE, </text:span><text:span text:style-name="T19">A.UDDRGNO </text:span><text:span text:style-name="T19">AS </text:span><text:span text:style-name="T19">VGHDRUGN</text:span><text:span text:style-name="T19">O, <text:s/></text:span><text:span text:style-name="T19">C.UDDRGSN</text:span><text:span text:style-name="T19">A AS </text:span><text:span text:style-name="T19">GENERIC,C.</text:span><text:span text:style-name="T19">UDDRGATC </text:span><text:span text:style-name="T19">AS </text:span><text:span text:style-name="T19">ATCCODE,A.</text:span><text:span text:style-name="T19">UDDRGNAM </text:span><text:span text:style-name="T19">AS </text:span><text:span text:style-name="T19">UDNAME1, </text:span><text:span text:style-name="T19">A.UDRPNAM</text:span><text:span text:style-name="T19">E AS </text:span><text:span text:style-name="T19">UDNAME2,A.</text:span><text:span text:style-name="T19">UDDOSAGE </text:span><text:span text:style-name="T19">AS </text:span><text:span text:style-name="T19">UDDOSUSE,</text:span><text:span text:style-name="T19">A.UDDUNIT </text:span><text:span text:style-name="T19">AS </text:span><text:span text:style-name="T19">UDDOSUNIT,</text:span><text:span text:style-name="T19">D.UDCMDOS</text:span><text:span text:style-name="T19">A AS </text:span><text:span text:style-name="T19">UDCMDOSA,</text:span><text:span text:style-name="T19">D.UDCMUNIT </text:span><text:span text:style-name="T19">AS </text:span><text:span text:style-name="T19">UDCMUNIT,A.</text:span><text:span text:style-name="T19">UDFREQN </text:span><text:span text:style-name="T19">AS </text:span><text:span text:style-name="T19">UDFREQ,A.U</text:span><text:span text:style-name="T19">DORSIGN AS </text:span><text:span text:style-name="T19">SIGNINID ,A.</text:span><text:span text:style-name="T19">UDSIGNAM </text:span><text:span text:style-name="T19">AS SIGNINNA </text:span><text:span text:style-name="T19">,A.UDSTATU</text:span><text:span text:style-name="T19">S AS </text:span><text:span text:style-name="T19">SIGNINST ,A.</text:span><text:span text:style-name="T19">UDIRBFLG </text:span><text:span text:style-name="T19">AS IRBFLAG, </text:span><text:span text:style-name="T19">A.UDIVDUR </text:span><text:span text:style-name="T19">AS </text:span><text:span text:style-name="T19">IVDUR ,A.UDI</text:span><text:span text:style-name="T19">VSPED AS </text:span><text:span text:style-name="T19">IVSPEED ,A.</text:span><text:span text:style-name="T19">UDIVVOL AS </text:span><text:span text:style-name="T19">IVVOL, </text:span><text:span text:style-name="T19">A.UDROUTE </text:span><text:span text:style-name="T19">AS </text:span><text:span text:style-name="T19">UDROUTE,A.</text:span><text:span text:style-name="T19">UDDURAT AS </text:span><text:span text:style-name="T19">UDDAYS,'1' </text:span><text:span text:style-name="T19">AS </text:span><text:span text:style-name="T19">COURSE,'1' </text:span><text:span text:style-name="T19">AS PHASE,'1' </text:span><text:span text:style-name="T19">AS CYCLE,'1' </text:span><text:span text:style-name="T19">AS </text:span><text:span text:style-name="T19">SUBCYCLE, ' </text:span><text:span text:style-name="T19">' AS </text:span><text:span text:style-name="T19">EXPLANATIO</text:span><text:span text:style-name="T19">N,' 'AS </text:span><text:span text:style-name="T19">VGHMEDSE</text:span><text:span text:style-name="T19">Q</text:span></text:p>
            <text:p><text:span text:style-name="T19"/></text:p>
            <text:p><text:span text:style-name="T19">FROM </text:span><text:span text:style-name="T20">LNXOLAPT.U</text:span><text:span text:style-name="T20">DORDERA</text:span><text:span text:style-name="T19"> A</text:span></text:p>
            <text:p><text:span text:style-name="T19"/></text:p>
            <text:p><text:span text:style-name="T19">INNER JOIN </text:span><text:span text:style-name="T20">LNXOLAPT.U</text:span><text:span text:style-name="T20">DATC</text:span><text:span text:style-name="T19"> B ON </text:span><text:span text:style-name="T20">A.UDDRGNO</text:span><text:span text:style-name="T20">=B.UDDRGN</text:span><text:span text:style-name="T20">O</text:span></text:p>
            <text:p><text:span text:style-name="T32">INNER JOIN </text:span><text:span text:style-name="T33">LNXOLAPT.UDDRU</text:span><text:span text:style-name="T33">GNA</text:span><text:span text:style-name="T32"> C ON </text:span><text:span text:style-name="T33">B.UDCODE=C.UDDR</text:span><text:span text:style-name="T33">GATC</text:span><text:span text:style-name="T32"> AND </text:span><text:span text:style-name="T33">A.UDSTATUS &lt;=80</text:span></text:p>
            <text:p><text:span text:style-name="T19">INNER JOIN </text:span><text:span text:style-name="T20">LNXOLAPT.U</text:span><text:span text:style-name="T20">DDRUGPF</text:span><text:span text:style-name="T19"> D </text:span><text:span text:style-name="T19">ON </text:span><text:span text:style-name="T20">B.UDDRGNO</text:span><text:span text:style-name="T20">=D.UDDRGN</text:span><text:span text:style-name="T20">O</text:span></text:p>
          </draw:text-box>
        </draw:frame>
        <presentation:notes draw:style-name="dp2">
          <draw:page-thumbnail draw:style-name="gr22" draw:layer="layout" svg:width="17cm" svg:height="9.56cm" svg:x="2cm" svg:y="2.5cm" draw:page-number="4" presentation:class="page"/>
          <draw:frame presentation:style-name="pr1" draw:text-style-name="P1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新細明體" svg:font-family="新細明體" style:font-family-generic="swiss"/>
    <style:font-face style:name="華康標楷體(P)" svg:font-family="華康標楷體(P)" style:font-family-generic="system" style:font-pitch="variable"/>
    <style:font-face style:name="華康魏碑體(P)" svg:font-family="華康魏碑體(P)" style:font-pitch="variable"/>
    <style:font-face style:name="華康魏碑體(P)1" svg:font-family="華康魏碑體(P)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華康魏碑體(P)1" style:font-size-asian="24pt" style:language-asian="zh" style:country-asian="TW" style:font-name-complex="華康魏碑體(P)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華康魏碑體(P)1" style:font-family-asian="華康魏碑體(P)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華康魏碑體(P)1" style:font-family-asian="華康魏碑體(P)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華康魏碑體(P)1" style:font-family-asian="華康魏碑體(P)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預設-outline3" style:family="presentation" style:parent-style-name="預設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預設-outline4" style:family="presentation" style:parent-style-name="預設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預設-outline5" style:family="presentation" style:parent-style-name="預設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預設-outline6" style:family="presentation" style:parent-style-name="預設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預設-outline7" style:family="presentation" style:parent-style-name="預設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預設-outline8" style:family="presentation" style:parent-style-name="預設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預設-outline9" style:family="presentation" style:parent-style-name="預設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華康魏碑體(P)1" style:font-family-asian="華康魏碑體(P)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華康魏碑體(P)1" style:font-family-asian="華康魏碑體(P)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49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swiss" style:font-pitch="variable" fo:font-size="32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4cm" fo:text-indent="0cm"/>
      <style:text-properties style:font-name="Liberation Sans" fo:font-family="'Liberation Sans'" style:font-family-generic="swiss" style:font-pitch="variable" fo:font-size="27.7000007629395pt"/>
    </style:style>
    <style:style style:name="DNA-outline3" style:family="presentation" style:parent-style-name="DNA-outline2">
      <style:paragraph-properties fo:margin-left="0cm" fo:margin-right="0cm" fo:margin-top="0cm" fo:margin-bottom="0.293cm" fo:text-indent="0cm"/>
      <style:text-properties style:font-name="Liberation Sans" fo:font-family="'Liberation Sans'" style:font-family-generic="swiss" style:font-pitch="variable" fo:font-size="23.7999992370605pt"/>
    </style:style>
    <style:style style:name="DNA-outline4" style:family="presentation" style:parent-style-name="DNA-outline3">
      <style:paragraph-properties fo:margin-left="0cm" fo:margin-right="0cm" fo:margin-top="0cm" fo:margin-bottom="0.194cm" fo:text-indent="0cm"/>
      <style:text-properties style:font-name="Liberation Sans" fo:font-family="'Liberation Sans'" style:font-family-generic="swiss" style:font-pitch="variable" fo:font-size="19.8999996185303pt"/>
    </style:style>
    <style:style style:name="DNA-outline5" style:family="presentation" style:parent-style-name="DNA-outline4">
      <style:paragraph-properties fo:margin-left="0cm" fo:margin-right="0cm" fo:margin-top="0cm" fo:margin-bottom="0.094cm" fo:text-indent="0cm"/>
      <style:text-properties style:font-name="Liberation Sans" fo:font-family="'Liberation Sans'" style:font-family-generic="swiss" style:font-pitch="variable" fo:font-size="19.8999996185303pt"/>
    </style:style>
    <style:style style:name="DNA-outline6" style:family="presentation" style:parent-style-name="DNA-outline5">
      <style:paragraph-properties fo:margin-left="0cm" fo:margin-right="0cm" fo:margin-top="0cm" fo:margin-bottom="0.094cm" fo:text-indent="0cm"/>
      <style:text-properties style:font-name="Liberation Sans" fo:font-family="'Liberation Sans'" style:font-family-generic="swiss" style:font-pitch="variable" fo:font-size="19.8999996185303pt"/>
    </style:style>
    <style:style style:name="DNA-outline7" style:family="presentation" style:parent-style-name="DNA-outline6">
      <style:paragraph-properties fo:margin-left="0cm" fo:margin-right="0cm" fo:margin-top="0cm" fo:margin-bottom="0.094cm" fo:text-indent="0cm"/>
      <style:text-properties style:font-name="Liberation Sans" fo:font-family="'Liberation Sans'" style:font-family-generic="swiss" style:font-pitch="variable" fo:font-size="19.8999996185303pt"/>
    </style:style>
    <style:style style:name="DNA-outline8" style:family="presentation" style:parent-style-name="DNA-outline7">
      <style:paragraph-properties fo:margin-left="0cm" fo:margin-right="0cm" fo:margin-top="0cm" fo:margin-bottom="0.094cm" fo:text-indent="0cm"/>
      <style:text-properties fo:font-size="19.8999996185303pt"/>
    </style:style>
    <style:style style:name="DNA-outline9" style:family="presentation" style:parent-style-name="DNA-outline8">
      <style:paragraph-properties fo:margin-left="0cm" fo:margin-right="0cm" fo:margin-top="0cm" fo:margin-bottom="0.094cm" fo:text-indent="0cm"/>
      <style:text-properties fo:font-size="19.8999996185303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1" fo:font-family="'Liberation Serif'" style:font-family-generic="roman" style:font-pitch="variable" fo:font-size="43.9000015258789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text-properties fo:font-size="14pt"/>
    </style:style>
    <style:style style:name="MP9" style:family="paragraph">
      <loext:graphic-properties draw:fill="none" draw:fill-color="#ffffff"/>
      <style:text-properties fo:font-size="14pt"/>
    </style:style>
    <style:style style:name="MP10" style:family="paragraph">
      <style:paragraph-properties fo:text-align="end"/>
      <style:text-properties fo:font-size="14pt"/>
    </style:style>
    <style:style style:name="MP11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預設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預設-title" draw:layer="backgroundobjects" svg:width="25.199cm" svg:height="3.505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8.624cm" svg:height="10.476cm" svg:x="1.482cm" svg:y="2.123cm" presentation:class="page"/>
        <draw:frame presentation:style-name="預設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DNA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7" draw:layer="backgroundobjects" svg:width="28.016cm" svg:height="21cm" svg:x="0cm" svg:y="0cm">
        <draw:image xlink:href="Pictures/100000000000055600000300B9024A5D.png" xlink:type="simple" xlink:show="embed" xlink:actuate="onLoad" draw:mime-type="image/png">
          <text:p/>
        </draw:image>
      </draw:frame>
      <draw:frame presentation:style-name="DNA-title" draw:layer="backgroundobjects" svg:width="22.5cm" svg:height="3.467cm" svg:x="4.496cm" svg:y="0.796cm" presentation:class="title" presentation:placeholder="true">
        <draw:text-box/>
      </draw:frame>
      <draw:frame presentation:style-name="DNA-outline1" draw:layer="backgroundobjects" svg:width="22.5cm" svg:height="12.179cm" svg:x="4.496cm" svg:y="5.064cm" presentation:class="outline" presentation:placeholder="true">
        <draw:text-box/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9" draw:layer="backgroundobjects" svg:width="9.113cm" svg:height="1.484cm" svg:x="0cm" svg:y="0cm" presentation:class="header">
          <draw:text-box>
            <text:p text:style-name="MP8"><text:span text:style-name="MT2"><presentation:header/></text:span></text:p>
          </draw:text-box>
        </draw:frame>
        <draw:frame presentation:style-name="Mpr4" draw:text-style-name="MP11" draw:layer="backgroundobjects" svg:width="9.113cm" svg:height="1.484cm" svg:x="11.886cm" svg:y="0cm" presentation:class="date-time">
          <draw:text-box>
            <text:p text:style-name="MP10"><text:span text:style-name="MT2"><presentation:date-time/></text:span></text:p>
          </draw:text-box>
        </draw:frame>
        <draw:frame presentation:style-name="Mpr5" draw:text-style-name="MP9" draw:layer="backgroundobjects" svg:width="9.113cm" svg:height="1.484cm" svg:x="0cm" svg:y="28.215cm" presentation:class="footer">
          <draw:text-box>
            <text:p text:style-name="MP8"><text:span text:style-name="MT2"><presentation:footer/></text:span></text:p>
          </draw:text-box>
        </draw:frame>
        <draw:frame presentation:style-name="Mpr5" draw:text-style-name="MP11" draw:layer="backgroundobjects" svg:width="9.113cm" svg:height="1.484cm" svg:x="11.886cm" svg:y="28.215cm" presentation:class="page-number">
          <draw:text-box>
            <text:p text:style-name="MP10"><text:span text:style-name="MT2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12-12T22:05:09.062092413</meta:creation-date>
    <dc:date>2025-03-07T09:05:29.577376538</dc:date>
    <meta:editing-duration>PT4H2S</meta:editing-duration>
    <meta:editing-cycles>12</meta:editing-cycles>
    <meta:generator>LibreOffice/25.2.1.2$Linux_X86_64 LibreOffice_project/520$Build-2</meta:generator>
    <meta:document-statistic meta:object-count="70"/>
  </office:meta>
</office:document-meta>
</file>